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92d5c" officeooo:paragraph-rsid="00219620"/>
    </style:style>
    <style:style style:name="P2" style:family="paragraph" style:parent-style-name="Standard">
      <style:text-properties fo:language="cs" fo:country="CZ" officeooo:rsid="001c9d1b" officeooo:paragraph-rsid="001c9d1b"/>
    </style:style>
    <style:style style:name="P3" style:family="paragraph" style:parent-style-name="Standard">
      <style:text-properties fo:language="cs" fo:country="CZ" officeooo:rsid="001fb9eb" officeooo:paragraph-rsid="001fb9eb"/>
    </style:style>
    <style:style style:name="P4" style:family="paragraph" style:parent-style-name="Standard">
      <style:text-properties fo:language="cs" fo:country="CZ" officeooo:rsid="00219620" officeooo:paragraph-rsid="00219620"/>
    </style:style>
    <style:style style:name="P5" style:family="paragraph" style:parent-style-name="Standard">
      <style:text-properties fo:language="cs" fo:country="CZ" officeooo:rsid="0022fcb4" officeooo:paragraph-rsid="0022fcb4"/>
    </style:style>
    <style:style style:name="P6" style:family="paragraph" style:parent-style-name="Standard">
      <style:text-properties fo:language="cs" fo:country="CZ" officeooo:rsid="0022fcb4" officeooo:paragraph-rsid="0024988c"/>
    </style:style>
    <style:style style:name="P7" style:family="paragraph" style:parent-style-name="Standard">
      <style:text-properties fo:language="cs" fo:country="CZ" officeooo:rsid="0024988c" officeooo:paragraph-rsid="0024988c"/>
    </style:style>
    <style:style style:name="P8" style:family="paragraph" style:parent-style-name="Standard">
      <style:text-properties fo:language="cs" fo:country="CZ" officeooo:rsid="0026536d" officeooo:paragraph-rsid="0026536d"/>
    </style:style>
    <style:style style:name="P9" style:family="paragraph" style:parent-style-name="Standard">
      <style:text-properties officeooo:paragraph-rsid="00192d5c"/>
    </style:style>
    <style:style style:name="P10" style:family="paragraph" style:parent-style-name="Standard">
      <style:text-properties officeooo:paragraph-rsid="001c9d1b"/>
    </style:style>
    <style:style style:name="P11" style:family="paragraph" style:parent-style-name="Standard">
      <style:text-properties officeooo:paragraph-rsid="0022fcb4"/>
    </style:style>
    <style:style style:name="T1" style:family="text">
      <style:text-properties officeooo:rsid="001c9d1b"/>
    </style:style>
    <style:style style:name="T2" style:family="text">
      <style:text-properties fo:language="cs" fo:country="CZ" officeooo:rsid="001c9d1b"/>
    </style:style>
    <style:style style:name="T3" style:family="text">
      <style:text-properties fo:language="cs" fo:country="CZ" officeooo:rsid="00192d5c"/>
    </style:style>
    <style:style style:name="T4" style:family="text">
      <style:text-properties fo:language="cs" fo:country="CZ" officeooo:rsid="001fb9eb"/>
    </style:style>
    <style:style style:name="T5" style:family="text">
      <style:text-properties fo:language="cs" fo:country="CZ" officeooo:rsid="0022fcb4"/>
    </style:style>
    <style:style style:name="T6" style:family="text">
      <style:text-properties fo:language="cs" fo:country="CZ" officeooo:rsid="0029e53e"/>
    </style:style>
    <style:style style:name="T7" style:family="text">
      <style:text-properties fo:language="cs" fo:country="CZ" officeooo:rsid="002c9731"/>
    </style:style>
    <style:style style:name="T8" style:family="text">
      <style:text-properties officeooo:rsid="00219620"/>
    </style:style>
    <style:style style:name="T9" style:family="text">
      <style:text-properties officeooo:rsid="0022f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ředměty</text:h>
      <text:p text:style-name="Standard"/>
      <text:p text:style-name="P7">maliny</text:p>
      <text:p text:style-name="P7">borůvky</text:p>
      <text:p text:style-name="P7">jahody</text:p>
      <text:p text:style-name="P6">hrách</text:p>
      <text:p text:style-name="P8">klikve bahenní</text:p>
      <text:p text:style-name="P5">ryba</text:p>
      <text:p text:style-name="P5">maso</text:p>
      <text:p text:style-name="P5">kaše</text:p>
      <text:p text:style-name="P5">polévka</text:p>
      <text:p text:style-name="P5">pálenka</text:p>
      <text:p text:style-name="P5"/>
      <text:p text:style-name="P5"/>
      <text:p text:style-name="P3"><text:span text:style-name="T8">d</text:span>řevo</text:p>
      <text:p text:style-name="P4">samorost</text:p>
      <text:p text:style-name="P3">kost</text:p>
      <text:p text:style-name="P3">velká kost</text:p>
      <text:p text:style-name="P3">kámen</text:p>
      <text:p text:style-name="P3"><text:span text:style-name="T8">odštěpek</text:span> pazourk<text:span text:style-name="T8">u</text:span></text:p>
      <text:p text:style-name="P3">pazourek</text:p>
      <text:p text:style-name="P3">slabá kůže</text:p>
      <text:p text:style-name="P3">kůže</text:p>
      <text:p text:style-name="P3">silná kůže</text:p>
      <text:p text:style-name="P3">tulení kůže</text:p>
      <text:p text:style-name="P4">lýko</text:p>
      <text:p text:style-name="P3"/>
      <text:p text:style-name="P1"><text:span text:style-name="T1">(</text:span><text:span text:style-name="T8">len, slabá, normální, silná nebo tulení kůže</text:span><text:span text:style-name="T1">)</text:span></text:p>
      <text:p text:style-name="P10"><text:span text:style-name="T4">b</text:span><text:span text:style-name="T2">oty <text:s/></text:span></text:p>
      <text:p text:style-name="P9"><text:span text:style-name="T3">tunika, </text:span><text:span text:style-name="T2">zbroj</text:span></text:p>
      <text:p text:style-name="P2">plášť, <text:span text:style-name="T9">vak</text:span></text:p>
      <text:p text:style-name="P2">přilba</text:p>
      <text:p text:style-name="P2"/>
      <text:p text:style-name="P2"/>
      <text:p text:style-name="P11"><text:span text:style-name="T4">(</text:span><text:span text:style-name="T5">dřevo, </text:span><text:span text:style-name="T4">kost, kámen, pazourek, </text:span><text:span text:style-name="T7">měď, stříbro, zlato, </text:span><text:span text:style-name="T6">t</text:span><text:span text:style-name="T4">inium)</text:span></text:p>
      <text:p text:style-name="P5">náhrdelník</text:p>
      <text:p text:style-name="P5">náušnice</text:p>
      <text:p text:style-name="P2">nůž </text:p>
      <text:p text:style-name="P2">dýka</text:p>
      <text:p text:style-name="P2">meč</text:p>
      <text:p text:style-name="P2">kyj</text:p>
      <text:p text:style-name="P2">palice</text:p>
      <text:p text:style-name="P2">kopí</text:p>
      <text:p text:style-name="P2">luk</text:p>
      <text:p text:style-name="P2">foukačka</text:p>
      <text:p text:style-name="P2">prak</text:p>
      <text:p text:style-name="P2">šíp</text:p>
      <text:p text:style-name="P2"><text:soft-page-break/>šipka</text:p>
      <text:p text:style-name="P2">kámen do praku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0:45:19.698000000</meta:creation-date>
    <dc:date>2023-05-22T19:28:54.376000000</dc:date>
    <meta:editing-duration>P2DT3H8M51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3" meta:word-count="66" meta:character-count="387" meta:non-whitespace-character-count="361"/>
  </office:meta>
</office:document-meta>
</file>